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/>
    </style:style>
    <style:style style:name="P2" style:family="paragraph" style:parent-style-name="Standard">
      <style:text-properties style:text-line-through-style="none" style:text-line-through-type="none"/>
    </style:style>
    <style:style style:name="P3" style:family="paragraph" style:parent-style-name="Standard">
      <style:text-properties officeooo:rsid="00046923" officeooo:paragraph-rsid="00046923"/>
    </style:style>
    <style:style style:name="P4" style:family="paragraph" style:parent-style-name="Standard">
      <style:text-properties officeooo:rsid="00062302" officeooo:paragraph-rsid="00062302"/>
    </style:style>
    <style:style style:name="T1" style:family="text">
      <style:text-properties officeooo:rsid="00046923"/>
    </style:style>
    <style:style style:name="T2" style:family="text">
      <style:text-properties officeooo:rsid="000623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3/08/2019</text:p>
      <text:p text:style-name="Standard">lesson 7</text:p>
      <text:p text:style-name="Standard">Database migration</text:p>
      <text:p text:style-name="Standard">-file env, confi<text:span text:style-name="T1">g</text:span> user name, password</text:p>
      <text:p text:style-name="Standard">-artisan migrate: fresh, reset, rollback, </text:p>
      <text:p text:style-name="Standard">-make:migration<text:span text:style-name="T1">c create</text:span> name</text:p>
      <text:p text:style-name="P2"><text:span text:style-name="T1">trong ham create <text:s/>dung table→string(), table→increment() , table→text(), table-&gt;timestamps()</text:span></text:p>
      <text:p text:style-name="P2"/>
      <text:p text:style-name="P1"/>
      <text:p text:style-name="Standard">lesson 8 : <text:span text:style-name="T1">Eloquent</text:span></text:p>
      <text:p text:style-name="P3">artisan make:model Name</text:p>
      <text:p text:style-name="P3">tap lam quen code show data trong MySQL</text:p>
      <text:p text:style-name="P3">$project= new App/Project</text:p>
      <text:p text:style-name="P3">$project→title= ‘Name title’</text:p>
      <text:p text:style-name="P4">$project→description = ‘asjdfhajksd”</text:p>
      <text:p text:style-name="P4">$project→save();</text:p>
      <text:p text:style-name="P4"/>
      <text:p text:style-name="P4">khi chay</text:p>
      <text:p text:style-name="P4">App/Project ::first()→title <text:s text:c="3"/>output: Name title</text:p>
      <text:p text:style-name="P4">or App/Project::all()[1] <text:s text:c="8"/>output : Phan tu dau tien trong mang cua Project</text:p>
      <text:p text:style-name="P4">or App/Project::all()→map→title <text:s text:c="2"/>output: show tat ca title cua cac phan tu ccua mang Project</text:p>
      <text:p text:style-name="P4"/>
      <text:p text:style-name="P4">MVC</text:p>
      <text:p text:style-name="Standard"/>
      <text:p text:style-name="Standard">lesson 9 <text:span text:style-name="T2">directory structure</text:span></text:p>
      <text:p text:style-name="Standard"><text:s/><text:span text:style-name="T2">cac cau truc thu muc trong laravel</text:span></text:p>
      <text:p text:style-name="Standard"/>
      <text:p text:style-name="Standard"/>
      <text:p text:style-name="Standard">lesson 13</text:p>
      <text:p text:style-name="Standard"/>
      <text:p text:style-name="Standard"/>
      <text:p text:style-name="Standard">lesson 14</text:p>
      <text:p text:style-name="Standard">lesson 15</text:p>
      <text:p text:style-name="Standard">lesson 22</text:p>
      <text:p text:style-name="Standard">lesson 27</text:p>
      <text:p text:style-name="Standard">lesson 28</text:p>
      <text:p text:style-name="Standard">lesson 29</text:p>
      <text:p text:style-name="Standard">lesson 30</text:p>
      <text:p text:style-name="Standard">lesson 31</text:p>
      <text:p text:style-name="Standard">lesson 3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0:00:49.573053052</meta:creation-date>
    <dc:date>2019-08-23T10:22:48.407716457</dc:date>
    <meta:editing-duration>PT58S</meta:editing-duration>
    <meta:editing-cycles>1</meta:editing-cycles>
    <meta:document-statistic meta:table-count="0" meta:image-count="0" meta:object-count="0" meta:page-count="1" meta:paragraph-count="31" meta:word-count="118" meta:character-count="808" meta:non-whitespace-character-count="705"/>
    <meta:generator>LibreOffice/6.0.7.3$Linux_X86_64 LibreOffice_project/00m0$Build-3</meta:generator>
  </office:meta>
</office:document-meta>
</file>